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56in"/>
    </style:style>
    <style:style style:name="co2" style:family="table-column">
      <style:table-column-properties fo:break-before="auto" style:column-width="0.5528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74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ymb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table:style-name="ce1" office:value-type="string" calcext:value-type="string">
            <text:p>The voltage level of a stable reference</text:p>
          </table:table-cell>
          <table:table-cell table:style-name="ce1" office:value-type="string" calcext:value-type="string">
            <text:p>Vref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lts</text:p>
          </table:table-cell>
        </table:table-row>
        <table:table-row table:style-name="ro2">
          <table:table-cell table:style-name="ce1" office:value-type="string" calcext:value-type="string">
            <text:p>The full-scale output voltage</text:p>
          </table:table-cell>
          <table:table-cell table:style-name="ce1" office:value-type="string" calcext:value-type="string">
            <text:p>Voutfs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Volts</text:p>
          </table:table-cell>
        </table:table-row>
        <table:table-row table:style-name="ro2">
          <table:table-cell table:style-name="ce1" office:value-type="string" calcext:value-type="string">
            <text:p>The zero-scale output voltage</text:p>
          </table:table-cell>
          <table:table-cell table:style-name="ce1" office:value-type="string" calcext:value-type="string">
            <text:p>Voutzs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Volts</text:p>
          </table:table-cell>
        </table:table-row>
        <table:table-row table:style-name="ro2">
          <table:table-cell table:style-name="ce1" office:value-type="string" calcext:value-type="string">
            <text:p>The full-scale input voltage</text:p>
          </table:table-cell>
          <table:table-cell table:style-name="ce1" office:value-type="string" calcext:value-type="string">
            <text:p>Vin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s</text:p>
          </table:table-cell>
        </table:table-row>
        <table:table-row table:style-name="ro2">
          <table:table-cell table:style-name="ce1" office:value-type="string" calcext:value-type="string">
            <text:p>The zero-scale input voltage</text:p>
          </table:table-cell>
          <table:table-cell table:style-name="ce1" office:value-type="string" calcext:value-type="string">
            <text:p>Vinz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the gain of the stage</text:p>
          </table:table-cell>
          <table:table-cell office:value-type="string" calcext:value-type="string">
            <text:p>m</text:p>
          </table:table-cell>
          <table:table-cell table:formula="of:=([.C4]-[.C5])/([.C6]-[.C7]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" office:value-type="string" calcext:value-type="string">
            <text:p>the offset of the stage</text:p>
          </table:table-cell>
          <table:table-cell office:value-type="string" calcext:value-type="string">
            <text:p>b</text:p>
          </table:table-cell>
          <table:table-cell table:formula="of:=[.C5]-[.C9]*[.C7]" office:value-type="float" office:value="-1.25" calcext:value-type="float">
            <text:p>-1.25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Feedback resistor</text:p>
          </table:table-cell>
          <table:table-cell office:value-type="string" calcext:value-type="string">
            <text:p>Rf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/>
          <table:table-cell office:value-type="string" calcext:value-type="string">
            <text:p>Rg</text:p>
          </table:table-cell>
          <table:table-cell table:formula="of:=[.C12]/([.C9]-1)" office:value-type="float" office:value="30000" calcext:value-type="float">
            <text:p>30000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/>
          <table:table-cell office:value-type="string" calcext:value-type="string">
            <text:p>Rg2</text:p>
          </table:table-cell>
          <table:table-cell table:formula="of:=[.C13]/10" office:value-type="float" office:value="3000" calcext:value-type="float">
            <text:p>3000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/>
          <table:table-cell office:value-type="string" calcext:value-type="string">
            <text:p>Rg1</text:p>
          </table:table-cell>
          <table:table-cell table:formula="of:=[.C13]-[.C14]" office:value-type="float" office:value="27000" calcext:value-type="float">
            <text:p>27000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/>
          <table:table-cell office:value-type="string" calcext:value-type="string">
            <text:p>Vref’</text:p>
          </table:table-cell>
          <table:table-cell table:formula="of:=(ABS([.C10])*[.C15])/([.C15]+[.C12])" office:value-type="float" office:value="0.229591836734694" calcext:value-type="float">
            <text:p>0.229591836734694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formula="of:=([.C14]*([.C3]-[.C16]))/[.C16]" office:value-type="float" office:value="29666.6666666667" calcext:value-type="float">
            <text:p>29666.6666666667</text:p>
          </table:table-cell>
          <table:table-cell office:value-type="string" calcext:value-type="string">
            <text:p>Oh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1:58:24.326402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3:01:02.796229043</meta:creation-date>
    <dc:date>2022-01-28T12:11:38.547244602</dc:date>
    <meta:editing-duration>P1DT20H16M33S</meta:editing-duration>
    <meta:editing-cycles>4</meta:editing-cycles>
    <meta:generator>LibreOffice/7.1.7.2$Linux_X86_64 LibreOffice_project/10$Build-2</meta:generator>
    <meta:document-statistic meta:table-count="1" meta:cell-count="49" meta:object-count="0"/>
  </office:meta>
</office:document-meta>
</file>